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57.04mm"/>
    </style:style>
    <style:style style:name="co5" style:family="table-column">
      <style:table-column-properties fo:break-before="auto" style:column-width="3.97mm"/>
    </style:style>
    <style:style style:name="co6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77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18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3"/>
        <table:table-column table:style-name="co3" table:default-cell-style-name="ce17"/>
        <table:table-column table:style-name="co4" table:number-columns-repeated="4" table:default-cell-style-name="ce22"/>
        <table:table-column table:style-name="co5" table:default-cell-style-name="ce33"/>
        <table:table-column table:style-name="co6" table:number-columns-repeated="249" table:default-cell-style-name="ce33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7-4 亞煙煤進口來源</text:p>
          </table:table-cell>
          <table:covered-table-cell table:number-columns-repeated="6" table:style-name="ce8"/>
          <table:table-cell table:style-name="ce30" table:number-columns-repeated="1017"/>
        </table:table-row>
        <table:table-row table:style-name="ro2">
          <table:table-cell table:style-name="ce2" table:number-columns-repeated="6"/>
          <table:table-cell table:style-name="ce12" office:value-type="string" calcext:value-type="string">
            <text:p>單位：公噸</text:p>
          </table:table-cell>
          <table:table-cell table:style-name="ce31" table:number-columns-repeated="1017"/>
        </table:table-row>
        <table:table-row table:style-name="ro3">
          <table:table-cell table:style-name="ce3" office:value-type="string" calcext:value-type="string" table:number-columns-spanned="3" table:number-rows-spanned="1">
            <text:p>年　　月</text:p>
          </table:table-cell>
          <table:covered-table-cell table:number-columns-repeated="2" table:style-name="ce9"/>
          <table:table-cell table:style-name="ce18" office:value-type="string" calcext:value-type="string">
            <text:p>合計</text:p>
          </table:table-cell>
          <table:table-cell table:style-name="ce18" office:value-type="string" calcext:value-type="string">
            <text:p>印尼</text:p>
          </table:table-cell>
          <table:table-cell table:style-name="ce26" office:value-type="string" calcext:value-type="string">
            <text:p>美國</text:p>
          </table:table-cell>
          <table:table-cell table:style-name="ce18" office:value-type="string" calcext:value-type="string">
            <text:p>其他</text:p>
          </table:table-cell>
          <table:table-cell table:style-name="ce31" table:number-columns-repeated="1017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0"/>
          <table:table-cell table:style-name="ce14"/>
          <table:table-cell table:style-name="ce19" office:value-type="float" office:value="5243675" calcext:value-type="float">
            <text:p><text:s/>5,243,675 <text:s/></text:p>
          </table:table-cell>
          <table:table-cell table:style-name="ce23" office:value-type="float" office:value="5243675" calcext:value-type="float">
            <text:p><text:s/>5,243,675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7" office:value-type="float" office:value="0" calcext:value-type="float">
            <text:p>- <text:s/>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1"/>
          <table:table-cell table:style-name="ce15"/>
          <table:table-cell table:style-name="ce20" office:value-type="float" office:value="5140741" calcext:value-type="float">
            <text:p><text:s/>5,140,741 <text:s/></text:p>
          </table:table-cell>
          <table:table-cell table:style-name="ce24" office:value-type="float" office:value="5140741" calcext:value-type="float">
            <text:p><text:s/>5,140,741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1"/>
          <table:table-cell table:style-name="ce15"/>
          <table:table-cell table:style-name="ce20" office:value-type="float" office:value="5726186" calcext:value-type="float">
            <text:p><text:s/>5,726,186 <text:s/></text:p>
          </table:table-cell>
          <table:table-cell table:style-name="ce24" office:value-type="float" office:value="5726186" calcext:value-type="float">
            <text:p><text:s/>5,726,186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1"/>
          <table:table-cell table:style-name="ce15"/>
          <table:table-cell table:style-name="ce20" office:value-type="float" office:value="5706982" calcext:value-type="float">
            <text:p><text:s/>5,706,982 <text:s/></text:p>
          </table:table-cell>
          <table:table-cell table:style-name="ce24" office:value-type="float" office:value="5706982" calcext:value-type="float">
            <text:p><text:s/>5,706,982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1"/>
          <table:table-cell table:style-name="ce15"/>
          <table:table-cell table:style-name="ce20" office:value-type="float" office:value="5472402" calcext:value-type="float">
            <text:p><text:s/>5,472,402 <text:s/></text:p>
          </table:table-cell>
          <table:table-cell table:style-name="ce24" office:value-type="float" office:value="5472402" calcext:value-type="float">
            <text:p><text:s/>5,472,402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1"/>
          <table:table-cell table:style-name="ce15"/>
          <table:table-cell table:style-name="ce20" office:value-type="float" office:value="6459641" calcext:value-type="float">
            <text:p><text:s/>6,459,641 <text:s/></text:p>
          </table:table-cell>
          <table:table-cell table:style-name="ce24" office:value-type="float" office:value="6459641" calcext:value-type="float">
            <text:p><text:s/>6,459,641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1"/>
          <table:table-cell table:style-name="ce15"/>
          <table:table-cell table:style-name="ce20" office:value-type="float" office:value="7314769" calcext:value-type="float">
            <text:p><text:s/>7,314,769 <text:s/></text:p>
          </table:table-cell>
          <table:table-cell table:style-name="ce24" office:value-type="float" office:value="7314769" calcext:value-type="float">
            <text:p><text:s/>7,314,769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1"/>
          <table:table-cell table:style-name="ce15"/>
          <table:table-cell table:style-name="ce20" office:value-type="float" office:value="7219646" calcext:value-type="float">
            <text:p><text:s/>7,219,646 <text:s/></text:p>
          </table:table-cell>
          <table:table-cell table:style-name="ce24" office:value-type="float" office:value="7219646" calcext:value-type="float">
            <text:p><text:s/>7,219,646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1"/>
          <table:table-cell table:style-name="ce15"/>
          <table:table-cell table:style-name="ce20" office:value-type="float" office:value="7255983" calcext:value-type="float">
            <text:p><text:s/>7,255,983 <text:s/></text:p>
          </table:table-cell>
          <table:table-cell table:style-name="ce24" office:value-type="float" office:value="7255983" calcext:value-type="float">
            <text:p><text:s/>7,255,983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1"/>
          <table:table-cell table:style-name="ce15"/>
          <table:table-cell table:style-name="ce20" office:value-type="float" office:value="12944560" calcext:value-type="float">
            <text:p><text:s/>12,944,560 <text:s/></text:p>
          </table:table-cell>
          <table:table-cell table:style-name="ce24" office:value-type="float" office:value="12944560" calcext:value-type="float">
            <text:p><text:s/>12,944,560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1"/>
          <table:table-cell table:style-name="ce15"/>
          <table:table-cell table:style-name="ce20" office:value-type="float" office:value="16085075" calcext:value-type="float">
            <text:p><text:s/>16,085,075 <text:s/></text:p>
          </table:table-cell>
          <table:table-cell table:style-name="ce24" office:value-type="float" office:value="16085075" calcext:value-type="float">
            <text:p><text:s/>16,085,075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1"/>
          <table:table-cell table:style-name="ce15"/>
          <table:table-cell table:style-name="ce20" office:value-type="float" office:value="13317562" calcext:value-type="float">
            <text:p><text:s/>13,317,562 <text:s/></text:p>
          </table:table-cell>
          <table:table-cell table:style-name="ce24" office:value-type="float" office:value="13317562" calcext:value-type="float">
            <text:p><text:s/>13,317,562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1"/>
          <table:table-cell table:style-name="ce15"/>
          <table:table-cell table:style-name="ce20" office:value-type="float" office:value="13246981" calcext:value-type="float">
            <text:p><text:s/>13,246,981 <text:s/></text:p>
          </table:table-cell>
          <table:table-cell table:style-name="ce24" office:value-type="float" office:value="13246981" calcext:value-type="float">
            <text:p><text:s/>13,246,981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1"/>
          <table:table-cell table:style-name="ce15"/>
          <table:table-cell table:style-name="ce20" office:value-type="float" office:value="11429274" calcext:value-type="float">
            <text:p><text:s/>11,429,274 <text:s/></text:p>
          </table:table-cell>
          <table:table-cell table:style-name="ce24" office:value-type="float" office:value="11429274" calcext:value-type="float">
            <text:p><text:s/>11,429,274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1"/>
          <table:table-cell table:style-name="ce15"/>
          <table:table-cell table:style-name="ce20" office:value-type="float" office:value="12532407" calcext:value-type="float">
            <text:p><text:s/>12,532,407 <text:s/></text:p>
          </table:table-cell>
          <table:table-cell table:style-name="ce24" office:value-type="float" office:value="12532407" calcext:value-type="float">
            <text:p><text:s/>12,532,407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1"/>
          <table:table-cell table:style-name="ce15"/>
          <table:table-cell table:style-name="ce20" office:value-type="float" office:value="12304174" calcext:value-type="float">
            <text:p><text:s/>12,304,174 <text:s/></text:p>
          </table:table-cell>
          <table:table-cell table:style-name="ce24" office:value-type="float" office:value="11972266" calcext:value-type="float">
            <text:p><text:s/>11,972,266 <text:s/></text:p>
          </table:table-cell>
          <table:table-cell table:style-name="ce24" office:value-type="float" office:value="331908" calcext:value-type="float">
            <text:p><text:s/>331,908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1"/>
          <table:table-cell table:style-name="ce15"/>
          <table:table-cell table:style-name="ce20" office:value-type="float" office:value="11566108" calcext:value-type="float">
            <text:p><text:s/>11,566,108 <text:s/></text:p>
          </table:table-cell>
          <table:table-cell table:style-name="ce24" office:value-type="float" office:value="11566108" calcext:value-type="float">
            <text:p><text:s/>11,566,108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1"/>
          <table:table-cell table:style-name="ce15"/>
          <table:table-cell table:style-name="ce20" office:value-type="float" office:value="11750506" calcext:value-type="float">
            <text:p><text:s/>11,750,506 <text:s/></text:p>
          </table:table-cell>
          <table:table-cell table:style-name="ce24" office:value-type="float" office:value="11581901" calcext:value-type="float">
            <text:p><text:s/>11,581,901 <text:s/></text:p>
          </table:table-cell>
          <table:table-cell table:style-name="ce24" office:value-type="float" office:value="168605" calcext:value-type="float">
            <text:p><text:s/>168,605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20"/>
          <table:table-cell table:style-name="ce24" table:number-columns-repeated="2"/>
          <table:table-cell table:style-name="ce28"/>
          <table:table-cell table:number-columns-repeated="1017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1" office:value-type="string" calcext:value-type="string">
            <text:p><text:s/>1月</text:p>
          </table:table-cell>
          <table:table-cell table:style-name="ce15"/>
          <table:table-cell table:style-name="ce20" office:value-type="float" office:value="700456" calcext:value-type="float">
            <text:p><text:s/>700,456 <text:s/></text:p>
          </table:table-cell>
          <table:table-cell table:style-name="ce24" office:value-type="float" office:value="700456" calcext:value-type="float">
            <text:p><text:s/>700,456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5"/>
          <table:table-cell table:style-name="ce20" office:value-type="float" office:value="867615" calcext:value-type="float">
            <text:p><text:s/>867,615 <text:s/></text:p>
          </table:table-cell>
          <table:table-cell table:style-name="ce24" office:value-type="float" office:value="867615" calcext:value-type="float">
            <text:p><text:s/>867,615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5"/>
          <table:table-cell table:style-name="ce20" office:value-type="float" office:value="716812" calcext:value-type="float">
            <text:p><text:s/>716,812 <text:s/></text:p>
          </table:table-cell>
          <table:table-cell table:style-name="ce24" office:value-type="float" office:value="716812" calcext:value-type="float">
            <text:p><text:s/>716,812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5"/>
          <table:table-cell table:style-name="ce20" office:value-type="float" office:value="1073206" calcext:value-type="float">
            <text:p><text:s/>1,073,206 <text:s/></text:p>
          </table:table-cell>
          <table:table-cell table:style-name="ce24" office:value-type="float" office:value="1073206" calcext:value-type="float">
            <text:p><text:s/>1,073,206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5"/>
          <table:table-cell table:style-name="ce20" office:value-type="float" office:value="1032315" calcext:value-type="float">
            <text:p><text:s/>1,032,315 <text:s/></text:p>
          </table:table-cell>
          <table:table-cell table:style-name="ce24" office:value-type="float" office:value="1032315" calcext:value-type="float">
            <text:p><text:s/>1,032,315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5"/>
          <table:table-cell table:style-name="ce20" office:value-type="float" office:value="790426" calcext:value-type="float">
            <text:p><text:s/>790,426 <text:s/></text:p>
          </table:table-cell>
          <table:table-cell table:style-name="ce24" office:value-type="float" office:value="790426" calcext:value-type="float">
            <text:p><text:s/>790,426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5"/>
          <table:table-cell table:style-name="ce20" office:value-type="float" office:value="902896" calcext:value-type="float">
            <text:p><text:s/>902,896 <text:s/></text:p>
          </table:table-cell>
          <table:table-cell table:style-name="ce24" office:value-type="float" office:value="902896" calcext:value-type="float">
            <text:p><text:s/>902,896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5"/>
          <table:table-cell table:style-name="ce20" office:value-type="float" office:value="1421632" calcext:value-type="float">
            <text:p><text:s/>1,421,632 <text:s/></text:p>
          </table:table-cell>
          <table:table-cell table:style-name="ce24" office:value-type="float" office:value="1421632" calcext:value-type="float">
            <text:p><text:s/>1,421,632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5"/>
          <table:table-cell table:style-name="ce20" office:value-type="float" office:value="1231866" calcext:value-type="float">
            <text:p><text:s/>1,231,866 <text:s/></text:p>
          </table:table-cell>
          <table:table-cell table:style-name="ce24" office:value-type="float" office:value="1231866" calcext:value-type="float">
            <text:p><text:s/>1,231,866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5"/>
          <table:table-cell table:style-name="ce20" office:value-type="float" office:value="960591" calcext:value-type="float">
            <text:p><text:s/>960,591 <text:s/></text:p>
          </table:table-cell>
          <table:table-cell table:style-name="ce24" office:value-type="float" office:value="960591" calcext:value-type="float">
            <text:p><text:s/>960,591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5"/>
          <table:table-cell table:style-name="ce20" office:value-type="float" office:value="1211438" calcext:value-type="float">
            <text:p><text:s/>1,211,438 <text:s/></text:p>
          </table:table-cell>
          <table:table-cell table:style-name="ce24" office:value-type="float" office:value="1211438" calcext:value-type="float">
            <text:p><text:s/>1,211,438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1 - 11月</text:p>
          </table:table-cell>
          <table:table-cell table:style-name="ce15"/>
          <table:table-cell table:style-name="ce20" office:value-type="float" office:value="10909253" calcext:value-type="float">
            <text:p><text:s/>10,909,253 <text:s/></text:p>
          </table:table-cell>
          <table:table-cell table:style-name="ce24" office:value-type="float" office:value="10909253" calcext:value-type="float">
            <text:p><text:s/>10,909,253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12月</text:p>
          </table:table-cell>
          <table:table-cell table:style-name="ce15"/>
          <table:table-cell table:style-name="ce20" office:value-type="float" office:value="748819" calcext:value-type="float">
            <text:p><text:s/>748,819 <text:s/></text:p>
          </table:table-cell>
          <table:table-cell table:style-name="ce24" office:value-type="float" office:value="748819" calcext:value-type="float">
            <text:p><text:s/>748,819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1 - 12月</text:p>
          </table:table-cell>
          <table:table-cell table:style-name="ce15"/>
          <table:table-cell table:style-name="ce20" office:value-type="float" office:value="11658072" calcext:value-type="float">
            <text:p><text:s/>11,658,072 <text:s/></text:p>
          </table:table-cell>
          <table:table-cell table:style-name="ce24" office:value-type="float" office:value="11658072" calcext:value-type="float">
            <text:p><text:s/>11,658,072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20"/>
          <table:table-cell table:style-name="ce24" table:number-columns-repeated="2"/>
          <table:table-cell table:style-name="ce28"/>
          <table:table-cell table:number-columns-repeated="1017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1" office:value-type="string" calcext:value-type="string">
            <text:p><text:s/>1月</text:p>
          </table:table-cell>
          <table:table-cell table:style-name="ce15"/>
          <table:table-cell table:style-name="ce20" office:value-type="float" office:value="723721" calcext:value-type="float">
            <text:p><text:s/>723,721 <text:s/></text:p>
          </table:table-cell>
          <table:table-cell table:style-name="ce24" office:value-type="float" office:value="723721" calcext:value-type="float">
            <text:p><text:s/>723,721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5"/>
          <table:table-cell table:style-name="ce20" office:value-type="float" office:value="672278" calcext:value-type="float">
            <text:p><text:s/>672,278 <text:s/></text:p>
          </table:table-cell>
          <table:table-cell table:style-name="ce24" office:value-type="float" office:value="672278" calcext:value-type="float">
            <text:p><text:s/>672,278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5"/>
          <table:table-cell table:style-name="ce20" office:value-type="float" office:value="839869" calcext:value-type="float">
            <text:p><text:s/>839,869 <text:s/></text:p>
          </table:table-cell>
          <table:table-cell table:style-name="ce24" office:value-type="float" office:value="839869" calcext:value-type="float">
            <text:p><text:s/>839,869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5"/>
          <table:table-cell table:style-name="ce20" office:value-type="float" office:value="866692" calcext:value-type="float">
            <text:p><text:s/>866,692 <text:s/></text:p>
          </table:table-cell>
          <table:table-cell table:style-name="ce24" office:value-type="float" office:value="866692" calcext:value-type="float">
            <text:p><text:s/>866,692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5"/>
          <table:table-cell table:style-name="ce20" office:value-type="float" office:value="1373404" calcext:value-type="float">
            <text:p><text:s/>1,373,404 <text:s/></text:p>
          </table:table-cell>
          <table:table-cell table:style-name="ce24" office:value-type="float" office:value="1373404" calcext:value-type="float">
            <text:p><text:s/>1,373,404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5"/>
          <table:table-cell table:style-name="ce20" office:value-type="float" office:value="1026662" calcext:value-type="float">
            <text:p><text:s/>1,026,662 <text:s/></text:p>
          </table:table-cell>
          <table:table-cell table:style-name="ce24" office:value-type="float" office:value="1026662" calcext:value-type="float">
            <text:p><text:s/>1,026,662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5"/>
          <table:table-cell table:style-name="ce20" office:value-type="float" office:value="993274" calcext:value-type="float">
            <text:p><text:s/>993,274 <text:s/></text:p>
          </table:table-cell>
          <table:table-cell table:style-name="ce24" office:value-type="float" office:value="993274" calcext:value-type="float">
            <text:p><text:s/>993,274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5"/>
          <table:table-cell table:style-name="ce20" office:value-type="float" office:value="1120810" calcext:value-type="float">
            <text:p><text:s/>1,120,810 <text:s/></text:p>
          </table:table-cell>
          <table:table-cell table:style-name="ce24" office:value-type="float" office:value="784340" calcext:value-type="float">
            <text:p><text:s/>784,340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336470" calcext:value-type="float">
            <text:p><text:s/>336,470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5"/>
          <table:table-cell table:style-name="ce20" office:value-type="float" office:value="1014648" calcext:value-type="float">
            <text:p><text:s/>1,014,648 <text:s/></text:p>
          </table:table-cell>
          <table:table-cell table:style-name="ce24" office:value-type="float" office:value="936132" calcext:value-type="float">
            <text:p><text:s/>936,132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78516" calcext:value-type="float">
            <text:p><text:s/>78,516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5"/>
          <table:table-cell table:style-name="ce20" office:value-type="float" office:value="911737" calcext:value-type="float">
            <text:p><text:s/>911,737 <text:s/></text:p>
          </table:table-cell>
          <table:table-cell table:style-name="ce24" office:value-type="float" office:value="911737" calcext:value-type="float">
            <text:p><text:s/>911,737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5"/>
          <table:table-cell table:style-name="ce20" office:value-type="float" office:value="931475" calcext:value-type="float">
            <text:p><text:s/>931,475 <text:s/></text:p>
          </table:table-cell>
          <table:table-cell table:style-name="ce24" office:value-type="float" office:value="931475" calcext:value-type="float">
            <text:p><text:s/>931,475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2" office:value-type="string" calcext:value-type="string">
            <text:p>1 - 11月</text:p>
          </table:table-cell>
          <table:table-cell table:style-name="ce16"/>
          <table:table-cell table:style-name="ce21" office:value-type="float" office:value="10474570" calcext:value-type="float">
            <text:p><text:s/>10,474,570 <text:s/></text:p>
          </table:table-cell>
          <table:table-cell table:style-name="ce25" office:value-type="float" office:value="10059584" calcext:value-type="float">
            <text:p><text:s/>10,059,584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9" office:value-type="float" office:value="414986" calcext:value-type="float">
            <text:p><text:s/>414,986 <text:s/></text:p>
          </table:table-cell>
          <table:table-cell table:number-columns-repeated="1017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7">
      <number:text>-  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亞煙煤進口來源</dc:title>
    <dc:subject>亞煙煤進口來源</dc:subject>
    <meta:keyword>能源統計月報</meta:keyword>
    <dc:description>亞煙煤進口來源</dc:description>
    <meta:initial-creator>國際合作與能源統計科</meta:initial-creator>
    <meta:creation-date>2012-04-19T10:02:43</meta:creation-date>
    <dc:creator>方文秀</dc:creator>
    <dc:date>2021-12-29T20:22:46</dc:date>
    <meta:print-date>2021-12-29T20:22:43</meta:print-date>
    <meta:document-statistic meta:table-count="1" meta:cell-count="229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